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2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Object 2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</office:font-face-decls>
  <office:automatic-styles>
    <style:style style:name="P1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officeooo:paragraph-rsid="0022dd75"/>
    </style:style>
    <style:style style:name="P2" style:family="paragraph" style:parent-style-name="Pie_20_de_20_Pagina">
      <style:text-properties fo:font-size="10.5pt" style:font-size-asian="10.5pt" style:font-size-complex="10.5pt"/>
    </style:style>
    <style:style style:name="P3" style:family="paragraph" style:parent-style-name="Standard">
      <style:text-properties officeooo:paragraph-rsid="00314075"/>
    </style:style>
    <style:style style:name="P4" style:family="paragraph" style:parent-style-name="Titulo_20_1">
      <style:text-properties officeooo:paragraph-rsid="00314075"/>
    </style:style>
    <style:style style:name="P5" style:family="paragraph" style:parent-style-name="Titulo_20_2">
      <style:text-properties officeooo:paragraph-rsid="00314075"/>
    </style:style>
    <style:style style:name="P6" style:family="paragraph" style:parent-style-name="Encabezado_20_1">
      <style:paragraph-properties fo:line-height="106%" fo:text-align="start" style:justify-single-word="false" fo:keep-together="always" fo:orphans="2" fo:widows="2"/>
    </style:style>
    <style:style style:name="P7" style:family="paragraph" style:parent-style-name="Standard">
      <style:text-properties officeooo:paragraph-rsid="002eb761"/>
    </style:style>
    <style:style style:name="P8" style:family="paragraph" style:parent-style-name="Standard" style:master-page-name="">
      <loext:graphic-properties draw:fill="none"/>
      <style:paragraph-properties fo:margin-left="0cm" fo:margin-right="1.6cm" fo:text-indent="0cm" style:auto-text-indent="false" style:page-number="auto" fo:background-color="transparent"/>
      <style:text-properties officeooo:paragraph-rsid="002eb761"/>
    </style:style>
    <style:style style:name="P9" style:family="paragraph" style:parent-style-name="Titulo_20_1">
      <style:text-properties officeooo:paragraph-rsid="002eb761"/>
    </style:style>
    <style:style style:name="P10" style:family="paragraph" style:parent-style-name="Titulo_20_2">
      <style:text-properties officeooo:paragraph-rsid="002eb761"/>
    </style:style>
    <style:style style:name="P11" style:family="paragraph" style:parent-style-name="Titulo_20_3">
      <style:text-properties officeooo:paragraph-rsid="002eb761"/>
    </style:style>
    <style:style style:name="P12" style:family="paragraph" style:parent-style-name="Standard">
      <style:text-properties officeooo:paragraph-rsid="003054db"/>
    </style:style>
    <style:style style:name="P13" style:family="paragraph" style:parent-style-name="Titulo_20_1">
      <style:text-properties officeooo:paragraph-rsid="003054db"/>
    </style:style>
    <style:style style:name="P14" style:family="paragraph" style:parent-style-name="Titulo_20_2">
      <style:text-properties officeooo:paragraph-rsid="003054db"/>
    </style:style>
    <style:style style:name="P15" style:family="paragraph" style:parent-style-name="Titulo_20_2.1">
      <style:text-properties officeooo:paragraph-rsid="003054db"/>
    </style:style>
    <style:style style:name="P16" style:family="paragraph" style:parent-style-name="Titulo_20_3">
      <style:text-properties officeooo:paragraph-rsid="003054db"/>
    </style:style>
    <style:style style:name="P17" style:family="paragraph" style:parent-style-name="normal" style:master-page-name="">
      <loext:graphic-properties draw:fill="none"/>
      <style:paragraph-properties fo:margin-left="9.1cm" fo:margin-right="1.6cm" fo:margin-top="0cm" fo:margin-bottom="0cm" style:contextual-spacing="false" fo:line-height="150%" fo:text-align="justify" style:justify-single-word="false" fo:keep-together="always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3054db" style:font-name-asian="Times New Roman1" style:font-size-asian="12pt" style:font-name-complex="Times New Roman1" style:font-size-complex="12pt"/>
    </style:style>
    <style:style style:name="P18" style:family="paragraph" style:parent-style-name="normal">
      <style:paragraph-properties fo:margin-left="0.035cm" fo:margin-right="0.106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normal">
      <style:paragraph-properties fo:margin-left="0.035cm" fo:margin-right="0.106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weight="bold" officeooo:paragraph-rsid="00314075" style:font-name-asian="Times New Roman1" style:font-weight-asian="bold" style:font-name-complex="Times New Roman1"/>
    </style:style>
    <style:style style:name="P20" style:family="paragraph" style:parent-style-name="normal">
      <style:paragraph-properties fo:margin-left="0.035cm" fo:margin-right="-0.071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weight="bold" officeooo:paragraph-rsid="00314075" style:font-name-asian="Times New Roman1" style:font-weight-asian="bold" style:font-name-complex="Times New Roman1"/>
    </style:style>
    <style:style style:name="P21" style:family="paragraph" style:parent-style-name="normal">
      <style:paragraph-properties fo:margin-left="0cm" fo:margin-right="0.106cm" fo:margin-top="0cm" fo:margin-bottom="0.6cm" style:contextual-spacing="false" fo:line-height="105%" fo:text-align="start" style:justify-single-word="false" fo:text-indent="0cm" style:auto-text-indent="false"/>
      <style:text-properties style:font-name="Times New Roman" fo:font-size="13pt" fo:font-weight="bold" officeooo:paragraph-rsid="00314075" style:font-name-asian="Times New Roman1" style:font-size-asian="13pt" style:font-weight-asian="bold" style:font-name-complex="Times New Roman1" style:font-size-complex="13pt"/>
    </style:style>
    <style:style style:name="P22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officeooo:paragraph-rsid="0022dd75"/>
    </style:style>
    <style:style style:name="P23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fo:font-size="6pt" officeooo:paragraph-rsid="0022dd75" style:font-size-asian="5.25pt" style:font-size-complex="6pt"/>
    </style:style>
    <style:style style:name="P24" style:family="paragraph" style:parent-style-name="Encabezado_20_1" style:list-style-name="Numeración">
      <style:paragraph-properties fo:break-before="page"/>
      <style:text-properties officeooo:paragraph-rsid="00314075"/>
    </style:style>
    <style:style style:name="P25" style:family="paragraph" style:parent-style-name="Encabezado_20_1" style:list-style-name="Numeración">
      <style:paragraph-properties fo:break-before="page"/>
    </style:style>
    <style:style style:name="P26" style:family="paragraph" style:parent-style-name="Encabezado_20_2" style:list-style-name="Numeración"/>
    <style:style style:name="P27" style:family="paragraph" style:parent-style-name="Encabezado_20_3" style:list-style-name="Numeración"/>
    <style:style style:name="P28" style:family="paragraph" style:parent-style-name="Encabezado_20_3" style:list-style-name="Numeración">
      <style:text-properties fo:language="es" fo:country="PY"/>
    </style:style>
    <style:style style:name="P29" style:family="paragraph" style:parent-style-name="Standard">
      <style:text-properties officeooo:paragraph-rsid="002eb761"/>
    </style:style>
    <style:style style:name="P30" style:family="paragraph" style:parent-style-name="Standard">
      <style:text-properties officeooo:paragraph-rsid="003054db"/>
    </style:style>
    <style:style style:name="P31" style:family="paragraph" style:parent-style-name="Standard">
      <style:text-properties officeooo:paragraph-rsid="00335137"/>
    </style:style>
    <style:style style:name="P32" style:family="paragraph" style:parent-style-name="Standard">
      <style:text-properties officeooo:paragraph-rsid="00314075"/>
    </style:style>
    <style:style style:name="P33" style:family="paragraph" style:parent-style-name="Titulo_20_1" style:master-page-name="Primera_20_Pagina">
      <style:paragraph-properties style:page-number="auto"/>
      <style:text-properties officeooo:paragraph-rsid="002eb761"/>
    </style:style>
    <style:style style:name="P34" style:family="paragraph" style:parent-style-name="Titulo_20_1" style:master-page-name="Primera_20_Pagina">
      <style:paragraph-properties style:page-number="auto" fo:break-before="page"/>
      <style:text-properties officeooo:paragraph-rsid="00335137"/>
    </style:style>
    <style:style style:name="P35" style:family="paragraph" style:parent-style-name="Titulo_20_1">
      <style:text-properties officeooo:paragraph-rsid="00335137"/>
    </style:style>
    <style:style style:name="P36" style:family="paragraph" style:parent-style-name="Titulo_20_1" style:master-page-name="Primera_20_Pagina">
      <style:paragraph-properties style:page-number="auto" fo:break-before="page"/>
      <style:text-properties officeooo:paragraph-rsid="00335137"/>
    </style:style>
    <style:style style:name="P37" style:family="paragraph" style:parent-style-name="Titulo_20_2">
      <style:text-properties officeooo:paragraph-rsid="00335137"/>
    </style:style>
    <style:style style:name="P38" style:family="paragraph" style:parent-style-name="normal">
      <style:paragraph-properties fo:margin-left="0.035cm" fo:margin-right="0.106cm" fo:margin-top="0cm" fo:margin-bottom="0.6cm" style:contextual-spacing="false" fo:line-height="106%" fo:text-align="start" style:justify-single-word="false" fo:text-indent="0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39" style:family="paragraph" style:parent-style-name="normal" style:list-style-name="WWNum3">
      <style:paragraph-properties fo:margin-left="1.27cm" fo:margin-right="0.106cm" fo:margin-top="0cm" fo:margin-bottom="0cm" style:contextual-spacing="false" fo:line-height="170%" fo:text-align="start" style:justify-single-word="false" fo:text-indent="-0.635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normal" style:list-style-name="WWNum3">
      <style:paragraph-properties fo:margin-left="1.27cm" fo:margin-right="0.106cm" fo:margin-top="0cm" fo:margin-bottom="0cm" style:contextual-spacing="false" fo:line-height="170%" fo:text-indent="-0.635cm" style:auto-text-indent="false"/>
      <style:text-properties style:font-name="Times New Roman" fo:font-size="12pt" fo:font-weight="bold" officeooo:paragraph-rsid="00314075" style:font-name-asian="Times New Roman1" style:font-size-asian="12pt" style:font-weight-asian="bold" style:font-name-complex="Times New Roman1" style:font-size-complex="12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2dd75"/>
    </style:style>
    <style:style style:name="T2" style:family="text">
      <style:text-properties officeooo:rsid="002c62f3"/>
    </style:style>
    <style:style style:name="T3" style:family="text">
      <style:text-properties officeooo:rsid="003054db"/>
    </style:style>
    <style:style style:name="T4" style:family="text">
      <style:text-properties officeooo:rsid="0032c4cf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visible-area-left="0cm" draw:visible-area-top="0cm" draw:visible-area-width="5.026cm" draw:visible-area-height="5.026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Object2" text:anchor-type="char" svg:x="0.051cm" svg:y="0.053cm" svg:width="2.152cm" svg:height="2.865cm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UNIVERSIDAD NACIONAL DE ITAP<draw:frame draw:style-name="fr1" draw:name="Object3" text:anchor-type="char" svg:x="13.399cm" svg:y="0.039cm" svg:width="2.547cm" svg:height="2.865cm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ÚA</text:p>
      <text:p text:style-name="P9">FACULTAD DE INGENIERÍA</text:p>
      <text:p text:style-name="P10">Ingeniería en Informática</text:p>
      <text:p text:style-name="P7"/>
      <text:p text:style-name="P7"/>
      <text:p text:style-name="P7"/>
      <text:p text:style-name="P10"><office:annotation office:name="__Annotation__4941_36408990431" loext:resolved="false"><dc:creator>Rodrigo Fernández</dc:creator><dc:date>2022-03-13T00:45:20.815250592</dc:date><meta:creator-initials>R</meta:creator-initials><text:p text:style-name="P41"><text:span text:style-name="T5">En la guia no se tiene este titulo</text:span></text:p></office:annotation>Trabajo Final de Grado<office:annotation-end office:name="__Annotation__4941_36408990431"/></text:p>
      <text:p text:style-name="P7"/>
      <text:p text:style-name="P7"/>
      <text:p text:style-name="P7"/>
      <text:p text:style-name="Titulo_20_2.1">Desarrollo de un Sistema para la ejecución distribuida de pruebas unitarias de aplicaciones Ruby on Rails utilizando la librería Rspec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Rodrigo Jacinto Fernández Ojeda - Leslie Fabiana López Figueredo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Encarnación - Paraguay </text:p>
      <text:p text:style-name="Titulo_20_2">202<text:span text:style-name="T2">2</text:span></text:p>
      <text:p text:style-name="P34"><draw:frame draw:style-name="fr1" draw:name="Object4" text:anchor-type="char" svg:x="0.051cm" svg:y="0.053cm" svg:width="2.152cm" svg:height="2.865cm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UNIVERSIDAD NACIONAL DE ITAP<draw:frame draw:style-name="fr1" draw:name="Object5" text:anchor-type="char" svg:x="13.399cm" svg:y="0.039cm" svg:width="2.547cm" svg:height="2.865cm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ÚA</text:p>
      <text:p text:style-name="P35">FACULTAD DE INGENIERÍA</text:p>
      <text:p text:style-name="P37">Ingeniería en Informática</text:p>
      <text:p text:style-name="P3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Desarrollo de un Sistema para la ejecución distribuida de pruebas unitarias de aplicaciones Ruby on Rails utilizando la librería Rspe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Rodrigo Jacinto Fernández Ojeda - Leslie Fabiana López Figueredo</text:p>
      <text:p text:style-name="P12"/>
      <text:p text:style-name="P12"/>
      <text:p text:style-name="P17">Trabajo Final de Grado presentado a la Facultad de Ingeniería de la Universidad Nacional de Itapúa, cuyo tema fue aprobado por Res. Dec. 049/2019.</text:p>
      <text:p text:style-name="P12"/>
      <text:p text:style-name="P12"/>
      <text:p text:style-name="Titulo_20_3">Tutor: Prof. Ing: Aldo <text:span text:style-name="T3">Miguel Medina Venialgo</text:span></text:p>
      <text:p text:style-name="P12"/>
      <text:p text:style-name="P12"/>
      <text:p text:style-name="P12"/>
      <text:p text:style-name="P12"/>
      <text:p text:style-name="P12"/>
      <text:p text:style-name="P14">Encarnación - Paraguay </text:p>
      <text:p text:style-name="Titulo_20_2">202<text:span text:style-name="T2">2</text:span></text:p>
      <text:p text:style-name="P34"><draw:frame draw:style-name="fr1" draw:name="Object1" text:anchor-type="char" svg:x="0.051cm" svg:y="0.053cm" svg:width="2.152cm" svg:height="2.865cm" draw:z-index="4"><draw:object-ole xlink:href="./Object 1" xlink:type="simple" xlink:show="embed" xlink:actuate="onLoad"/><draw:image xlink:href="./ObjectReplacements/Object 1" xlink:type="simple" xlink:show="embed" xlink:actuate="onLoad"/><svg:desc>OLE-object</svg:desc></draw:frame>UNIVERSIDAD NACIONAL DE ITAP<draw:frame draw:style-name="fr1" draw:name="Object6" text:anchor-type="char" svg:x="13.399cm" svg:y="0.039cm" svg:width="2.547cm" svg:height="2.865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ÚA</text:p>
      <text:p text:style-name="P35">FACULTAD DE INGENIERÍA</text:p>
      <text:p text:style-name="P37">Ingeniería en Informática</text:p>
      <text:p text:style-name="P31"/>
      <text:p text:style-name="P3"/>
      <text:p text:style-name="P3"/>
      <text:p text:style-name="P3"/>
      <text:p text:style-name="P3"/>
      <text:p text:style-name="P3"/>
      <text:p text:style-name="P18">HOJA DE EVALUACIÓN DE TFG</text:p>
      <text:p text:style-name="P18">INTEGRANTES <text:span text:style-name="T4">DE LA</text:span>MESA EXAMINADORA</text:p>
      <text:list xml:id="list2374992469" text:style-name="WWNum3">
        <text:list-item>
          <text:p text:style-name="P39">________________________________________________________</text:p>
        </text:list-item>
        <text:list-item>
          <text:p text:style-name="P39">________________________________________________________</text:p>
        </text:list-item>
        <text:list-item>
          <text:p text:style-name="P40">________________________________________________________</text:p>
        </text:list-item>
        <text:list-item>
          <text:p text:style-name="P40">________________________________________________________</text:p>
        </text:list-item>
        <text:list-item>
          <text:p text:style-name="P40">________________________________________________________</text:p>
        </text:list-item>
      </text:list>
      <text:p text:style-name="P21"/>
      <text:p text:style-name="P18">CALIFICACIÓN FINAL: ___ (_______)</text:p>
      <text:p text:style-name="P18">ACTA Nº:__________________________</text:p>
      <text:p text:style-name="P18">FECHA: ___________________________</text:p>
      <text:p text:style-name="P18"/>
      <text:p text:style-name="P18"/>
      <text:p text:style-name="P20">______________________________ <text:s text:c="29"/>______________________________</text:p>
      <text:p text:style-name="P19"><text:s text:c="14"/>Secretaria General <text:s text:c="66"/>Decano</text:p>
      <text:p text:style-name="P3"/>
      <text:p text:style-name="P3"/>
      <text:p text:style-name="P3"/>
      <text:p text:style-name="P3"/>
      <text:p text:style-name="P5">Encarnación - Paraguay </text:p>
      <text:p text:style-name="Titulo_20_2">202<text:span text:style-name="T2">2</text:span></text:p>
      <text:list xml:id="list1121308013" text:style-name="Numeración">
        <text:list-item>
          <text:p text:style-name="P24"><office:annotation office:name="__Annotation__3225_3640899043" loext:resolved="false"><dc:creator>Rodrigo Fernández</dc:creator><dc:date>2022-03-12T23:17:20.895647454</dc:date><meta:creator-initials>R</meta:creator-initials><text:p text:style-name="P41"><text:span text:style-name="T5">Para imprimir doble cara se debe configurar el Page Layout como Mirrored</text:span></text:p></office:annotation>INTRODUCCIÓN<office:annotation-end office:name="__Annotation__3225_3640899043"/></text:p>
          <text:list>
            <text:list-item>
              <text:p text:style-name="P26">PROBLEMÁTICA</text:p>
            </text:list-item>
          </text:list>
        </text:list-item>
      </text:list>
      <text:p text:style-name="Parrafo">Actualmente el software está presente en múltiples objetos cotidianos como son los teléfonos celulares, computadoras, medios de transporte, electrodomésticos, etc.</text:p>
      <text:p text:style-name="Parrafo">El ciclo de vida para el desarrollo de un software implica una secuencia de etapas sucesivas. Estas etapas frecuentemente incluyen: identificación de necesidades, diseño, programación, pruebas y mantenimiento. El proceso general de creación de software generalmente se lleva a cabo de acuerdo con el modelo de ciclo de vida de desarrollo seleccionado. Dependiendo de qué modelo se elija, el orden de las etapas de desarrollo y la metodología básica del proceso de desarrollo de software variarán. <text:reference-mark-start text:name="ADDIN CSL_CITATION {&quot;citationItems&quot;: [{&quot;id&quot;: &quot;ITEM-1&quot;, &quot;itemData&quot;: {&quot;author&quot;: [{&quot;dropping-particle&quot;: &quot;&quot;, &quot;family&quot;: &quot;Lasky&quot;, &quot;given&quot;: &quot;Jack&quot;, &quot;non-dropping-particle&quot;: &quot;&quot;, &quot;parse-names&quot;: false, &quot;suffix&quot;: &quot;&quot;}], &quot;container-title&quot;: &quot;Salem Press Encyclopedia&quot;, &quot;id&quot;: &quot;ITEM-1&quot;, &quot;issued&quot;: {&quot;date-parts&quot;: [[&quot;2015&quot;]]}, &quot;title&quot;: &quot;Software development&quot;, &quot;type&quot;: &quot;article-journal&quot;}, &quot;locator&quot;: &quot;1&quot;, &quot;uris&quot;: [&quot;http://www.mendeley.com/documents/?uuid=44986edf-1d1a-4aab-8c17-cb32d34a9c43&quot;]}], &quot;mendeley&quot;: {&quot;formattedCitation&quot;: &quot;(Lasky, 2015, p. 1)&quot;, &quot;plainTextFormattedCitation&quot;: &quot;(Lasky, 2015, p. 1)&quot;, &quot;previouslyFormattedCitation&quot;: &quot;(Lasky, 2015, p. 1)&quot;}, &quot;properties&quot;: {&quot;noteIndex&quot;: 0}, &quot;schema&quot;: &quot;https://github.com/citation-style-language/schema/raw/master/csl-citation.json&quot;} RNDIqLvIWw4HS"/>(Lasky, 2015, p. 1)<text:reference-mark-end text:name="ADDIN CSL_CITATION {&quot;citationItems&quot;: [{&quot;id&quot;: &quot;ITEM-1&quot;, &quot;itemData&quot;: {&quot;author&quot;: [{&quot;dropping-particle&quot;: &quot;&quot;, &quot;family&quot;: &quot;Lasky&quot;, &quot;given&quot;: &quot;Jack&quot;, &quot;non-dropping-particle&quot;: &quot;&quot;, &quot;parse-names&quot;: false, &quot;suffix&quot;: &quot;&quot;}], &quot;container-title&quot;: &quot;Salem Press Encyclopedia&quot;, &quot;id&quot;: &quot;ITEM-1&quot;, &quot;issued&quot;: {&quot;date-parts&quot;: [[&quot;2015&quot;]]}, &quot;title&quot;: &quot;Software development&quot;, &quot;type&quot;: &quot;article-journal&quot;}, &quot;locator&quot;: &quot;1&quot;, &quot;uris&quot;: [&quot;http://www.mendeley.com/documents/?uuid=44986edf-1d1a-4aab-8c17-cb32d34a9c43&quot;]}], &quot;mendeley&quot;: {&quot;formattedCitation&quot;: &quot;(Lasky, 2015, p. 1)&quot;, &quot;plainTextFormattedCitation&quot;: &quot;(Lasky, 2015, p. 1)&quot;, &quot;previouslyFormattedCitation&quot;: &quot;(Lasky, 2015, p. 1)&quot;}, &quot;properties&quot;: {&quot;noteIndex&quot;: 0}, &quot;schema&quot;: &quot;https://github.com/citation-style-language/schema/raw/master/csl-citation.json&quot;} RNDIqLvIWw4HS"/></text:p>
      <text:list xml:id="list21129977905215" text:continue-numbering="true" text:style-name="Numeración">
        <text:list-item>
          <text:list>
            <text:list-item>
              <text:p text:style-name="P26">OBJETIVOS</text:p>
              <text:list>
                <text:list-item>
                  <text:p text:style-name="P27">General</text:p>
                </text:list-item>
              </text:list>
            </text:list-item>
          </text:list>
        </text:list-item>
      </text:list>
      <text:p text:style-name="Parrafo">Desarrollar un Sistema que permita reducir el tiempo de ejecución de pruebas unitarias de aplicaciones Ruby on Rails utilizando la librería RSpec.</text:p>
      <text:p text:style-name="P6"/>
      <text:list xml:id="list21130150775477" text:continue-numbering="true" text:style-name="Numeración">
        <text:list-item>
          <text:p text:style-name="P25">MARCO TEÓRICO</text:p>
          <text:list>
            <text:list-item>
              <text:p text:style-name="P26">CICLO DEL DESARROLLO DEL SOFTWARE</text:p>
            </text:list-item>
          </text:list>
        </text:list-item>
      </text:list>
      <text:p text:style-name="Parrafo">El ciclo de vida para el desarrollo de software implica una secuencia de etapas sucesivas. Estas etapas frecuentemente incluyen: identificación de necesidades, diseño, programación, pruebas y mantenimiento. Las pruebas contribuyen a la calidad del software y estas pruebas deben comenzar desde el momento en el que el desarrollador inicia la implementación del software y deben finalizar antes del despliegue del mismo. (p. 69). </text:p>
      <text:list xml:id="list21129474246656" text:continue-numbering="true" text:style-name="Numeración">
        <text:list-item>
          <text:list>
            <text:list-item>
              <text:list>
                <text:list-item>
                  <text:p text:style-name="P28">Modelos de gestión del desarrollo del Software</text:p>
                </text:list-item>
              </text:list>
            </text:list-item>
          </text:list>
        </text:list-item>
      </text:list>
      <text:p text:style-name="Parrafo">Existen diferentes modelos de desarrollo de software. Entre ellos tenemos métodos clásicos como lo son: modelo en cascada, modelo incremental, el modelo V o métodos más populares hoy en día como pueden ser metodologías ágiles, programación extrema, etc. Cada uno de ellos con sus ventajas y desventajas, con sus propias reglas y características que indican y dan las pautas de cómo se tiene que trabajar durante el ciclo de vida del software. A continuación se seleccionaron algunos modelos para ver cómo se componen y funcionan sus diferentes fases a lo largo del desarrollo del softwa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cabezado_20_1" style:display-name="Encabezado 1" style:family="paragraph" style:parent-style-name="Heading_20_1">
      <style:paragraph-properties fo:margin-top="0cm" fo:margin-bottom="0.3cm" style:contextual-spacing="false"/>
      <style:text-properties fo:text-transform="uppercase"/>
    </style:style>
    <style:style style:name="Encabezado_20_2" style:display-name="Encabezado 2" style:family="paragraph" style:parent-style-name="Heading_20_2">
      <style:paragraph-properties fo:margin-top="0cm" fo:margin-bottom="0.3cm" style:contextual-spacing="false"/>
      <style:text-properties fo:text-transform="uppercase" fo:font-weight="bold"/>
    </style:style>
    <style:style style:name="Encabezado_20_3" style:display-name="Encabezado 3" style:family="paragraph" style:parent-style-name="Heading_20_3">
      <style:paragraph-properties fo:margin-top="0cm" fo:margin-bottom="0.3cm" style:contextual-spacing="false"/>
      <style:text-properties fo:text-transform="capitalize"/>
    </style:style>
    <style:style style:name="Parrafo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becera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ie_20_de_20_Pagina" style:display-name="Pie de Pagina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Titulo_20_1" style:display-name="Titulo 1" style:family="paragraph" style:parent-style-name="Title">
      <style:paragraph-properties fo:margin-top="0cm" fo:margin-bottom="0.3cm" style:contextual-spacing="false"/>
      <style:text-properties fo:text-transform="uppercase" style:font-name="Times New Roman" fo:font-family="'Times New Roman'" style:font-family-generic="roman" style:font-pitch="variable" fo:font-size="16pt" style:font-size-asian="19pt" style:font-size-complex="19pt"/>
    </style:style>
    <style:style style:name="Titulo_20_2" style:display-name="Titulo 2" style:family="paragraph" style:parent-style-name="Title">
      <style:paragraph-properties fo:margin-top="0cm" fo:margin-bottom="0.3cm" style:contextual-spacing="false"/>
      <style:text-properties fo:font-variant="small-caps" style:font-name="Times New Roman2" fo:font-family="'Times New Roman'" style:font-style-name="Bold" style:font-family-generic="roman" style:font-pitch="variable" fo:font-size="15pt"/>
    </style:style>
    <style:style style:name="Titulo_20_3" style:display-name="Titulo 3" style:family="paragraph" style:parent-style-name="Title">
      <style:paragraph-properties fo:margin-top="0cm" fo:margin-bottom="0.3cm" style:contextual-spacing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Titulo_20_2.1" style:display-name="Titulo 2.1" style:family="paragraph" style:parent-style-name="Title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officeooo:paragraph-rsid="0022dd75"/>
    </style:style>
    <style:style style:name="MP2" style:family="paragraph" style:parent-style-name="Cabecera">
      <style:paragraph-properties>
        <style:tab-stops>
          <style:tab-stop style:position="17.59cm" style:type="right"/>
        </style:tab-stops>
      </style:paragraph-properties>
      <style:text-properties fo:font-size="6pt" officeooo:paragraph-rsid="0022dd75" style:font-size-asian="5.25pt" style:font-size-complex="6pt"/>
    </style:style>
    <style:style style:name="MP3" style:family="paragraph" style:parent-style-name="Pie_20_de_20_Pagina">
      <style:text-properties fo:font-size="10.5pt" style:font-size-asian="10.5pt" style:font-size-complex="10.5pt"/>
    </style:style>
    <style:style style:name="MT1" style:family="text">
      <style:text-properties officeooo:rsid="0022dd7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fo:border="none" fo:padding="0.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ina_20_por_20_Defecto" style:display-name="Pagina por Defecto" style:page-layout-name="Mpm2" draw:style-name="Mdp1">
      <style:header>
        <text:p text:style-name="MP1"><text:s text:c="29"/>Desarrollo de un Sistema para la ejecución distribuida de pruebas unitarias<text:tab/><text:page-number text:select-page="current">5</text:page-number></text:p>
        <text:p text:style-name="MP1"><text:s/>de aplicaciones Ruby on Rails utilizando la librería Rspec</text:p>
        <text:p text:style-name="MP2"/>
      </style:header>
      <style:footer>
        <text:p text:style-name="MP3">Rodrigo Fernández <text:tab/><text:tab/>Leslie L<text:span text:style-name="MT1">ó</text:span>pez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Primera_20_Pagina" style:display-name="Primera Pagina" style:page-layout-name="Mpm9" draw:style-name="Mdp1" style:next-style-name="Pagina_20_por_20_Defecto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23:13:52.354485424</meta:creation-date>
    <meta:generator>LibreOffice/7.3.0.3$Linux_X86_64 LibreOffice_project/30$Build-3</meta:generator>
    <meta:editing-duration>PT44M12S</meta:editing-duration>
    <meta:editing-cycles>10</meta:editing-cycles>
    <dc:date>2022-03-13T02:11:27.880280407</dc:date>
    <dc:creator>Rodrigo Fernández</dc:creator>
    <meta:document-statistic meta:table-count="0" meta:image-count="0" meta:object-count="6" meta:page-count="5" meta:paragraph-count="49" meta:word-count="497" meta:character-count="3760" meta:non-whitespace-character-count="3172"/>
  </office:meta>
</office:document-meta>
</file>